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5521in" style:rel-column-width="17294*"/>
    </style:style>
    <style:style style:name="MethodTable.B" style:family="table-column">
      <style:table-column-properties style:column-width="4.3292in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25in" style:rel-column-width="18107*"/>
    </style:style>
    <style:style style:name="Table1.B" style:family="table-column">
      <style:table-column-properties style:column-width="4.2563in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fo:padding="0.0382in" fo:border-left="0.05pt solid #0000ff" fo:border-right="none" fo:border-top="none" fo:border-bottom="0.05pt solid #ffffff"/>
    </style:style>
    <style:style style:name="Table1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1.A7" style:family="table-cell">
      <style:table-cell-properties fo:padding="0.0382in" fo:border-left="0.05pt solid #0000ff" fo:border-right="none" fo:border-top="none" fo:border-bottom="0.05pt solid #0000ff"/>
    </style:style>
    <style:style style:name="Table1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5521in" style:rel-column-width="17294*"/>
    </style:style>
    <style:style style:name="Table2.B" style:family="table-column">
      <style:table-column-properties style:column-width="4.3292in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fo:padding="0.0382in" fo:border-left="0.05pt solid #0000ff" fo:border-right="none" fo:border-top="none" fo:border-bottom="0.05pt solid #ffffff"/>
    </style:style>
    <style:style style:name="Table2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2.A5" style:family="table-cell">
      <style:table-cell-properties fo:padding="0.0382in" fo:border-left="0.05pt solid #0000ff" fo:border-right="none" fo:border-top="none" fo:border-bottom="0.05pt solid #0000ff"/>
    </style:style>
    <style:style style:name="Table2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6" style:family="table">
      <style:table-properties style:width="6in" fo:margin-left="0.5146in" fo:margin-right="0.4104in" table:align="margins"/>
    </style:style>
    <style:style style:name="Table6.A" style:family="table-column">
      <style:table-column-properties style:column-width="6in" style:rel-column-width="65535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="0.05pt solid #0000ff"/>
    </style:style>
    <style:style style:name="Table6.A2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Method_20_Body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Code_20_Listing">
      <style:text-properties fo:color="#000080"/>
    </style:style>
    <style:style style:name="P11" style:family="paragraph" style:parent-style-name="Class_20_Title" style:master-page-name="Standard">
      <style:paragraph-properties style:page-number="auto"/>
      <style:text-properties fo:font-size="18pt" style:font-size-asian="18pt" style:font-size-complex="18pt"/>
    </style:style>
    <style:style style:name="P12" style:family="paragraph" style:parent-style-name="Class_20_Description">
      <style:text-properties fo:font-size="11pt" style:font-size-asian="11pt" style:font-size-complex="11pt"/>
    </style:style>
    <style:style style:name="P13" style:family="paragraph" style:parent-style-name="Criteria_20_Title">
      <style:text-properties fo:color="#0000ff"/>
    </style:style>
    <style:style style:name="P14" style:family="paragraph" style:parent-style-name="Criteria_20_Body" style:list-style-name="L1"/>
    <style:style style:name="P15" style:family="paragraph" style:parent-style-name="Method_20_Title">
      <style:paragraph-properties fo:break-before="page"/>
    </style:style>
    <style:style style:name="P16" style:family="paragraph" style:parent-style-name="Coding_20_Title">
      <style:paragraph-properties fo:break-before="page"/>
    </style:style>
    <style:style style:name="P17" style:family="paragraph" style:parent-style-name="Method_20_Body" style:list-style-name="L2"/>
    <style:style style:name="P18" style:family="paragraph" style:parent-style-name="Method_20_Body">
      <style:text-properties fo:color="#0000ff" style:font-name="Liberation Sans" fo:font-size="10.5pt" fo:font-weight="normal" officeooo:rsid="001cc3df" officeooo:paragraph-rsid="001043f4" style:font-name-asian="Monospace" style:font-size-asian="10.5pt" style:font-weight-asian="normal" style:font-name-complex="Monospace" style:font-size-complex="10.5pt" style:font-weight-complex="normal"/>
    </style:style>
    <style:style style:name="P19" style:family="paragraph" style:parent-style-name="Method_20_Body">
      <style:text-properties officeooo:paragraph-rsid="001043f4"/>
    </style:style>
    <style:style style:name="P20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1e66fd" officeooo:paragraph-rsid="001043f4" fo:background-color="#0000ff" style:font-weight-asian="normal" style:font-weight-complex="bold"/>
    </style:style>
    <style:style style:name="P22" style:family="paragraph" style:parent-style-name="Table_20_Contents">
      <style:text-properties fo:font-size="11pt" fo:font-weight="bold" officeooo:rsid="001cc3df" officeooo:paragraph-rsid="001043f4" fo:background-color="transparent" style:font-size-asian="11pt" style:font-weight-asian="bold" style:font-size-complex="11pt" style:font-weight-complex="bold"/>
    </style:style>
    <style:style style:name="P23" style:family="paragraph" style:parent-style-name="Method_20_Listing_20_Title">
      <style:paragraph-properties fo:margin-left="0in" fo:margin-right="0in" fo:text-indent="0in" style:auto-text-indent="false" fo:break-before="page"/>
    </style:style>
    <style:style style:name="P24" style:family="paragraph" style:parent-style-name="Method_20_Listing_20_Title">
      <style:paragraph-properties fo:margin-left="0in" fo:margin-right="0in" fo:text-indent="0in" style:auto-text-indent="false"/>
      <style:text-properties officeooo:paragraph-rsid="001043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style:style style:name="T5" style:family="text">
      <style:text-properties fo:font-size="11pt" fo:font-style="normal" style:font-size-asian="11pt" style:font-style-asian="normal" style:font-size-complex="11pt" style:font-style-complex="normal"/>
    </style:style>
    <style:style style:name="T6" style:family="text">
      <style:text-properties officeooo:rsid="001043f4"/>
    </style:style>
    <style:style style:name="T7" style:family="text">
      <style:text-properties officeooo:rsid="001cc3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CliParameters\Exception</text:h>
      <text:p text:style-name="P3"/>
      <text:p text:style-name="P12">The <text:span text:style-name="T1">CliParameters\Exception</text:span> class implementation extends the <text:span text:style-name="T1">Library\Exception</text:span> base-class.</text:p>
      <text:p text:style-name="Method_20_Body"/>
      <text:h text:style-name="P13" text:outline-level="2">Design criteria and considerations</text:h>
      <text:p text:style-name="P2"/>
      <text:list xml:id="list2443012595244220570" text:style-name="L1">
        <text:list-item>
          <text:p text:style-name="P14">The <text:span text:style-name="Class_20_Variables">CliParameters\Exception</text:span> class extend<text:span text:style-name="T6">s</text:span> the <text:span text:style-name="Class_20_Variables">Library\Exception</text:span> class;</text:p>
        </text:list-item>
        <text:list-item>
          <text:p text:style-name="P14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20"/>
      <text:h text:style-name="P24" text:outline-level="4"/>
      <text:h text:style-name="P24" text:outline-level="4"><text:span text:style-name="T7">Dependencie</text:span>s</text:h>
      <text:p text:style-name="P19"/>
      <text:p text:style-name="P19">The <text:span text:style-name="Class_20_Variables"><text:span text:style-name="T6">CliParameters</text:span></text:span><text:span text:style-name="Class_20_Variables">\Exception</text:span> class contains the following <text:span text:style-name="T7">external dependencies</text:span>:</text:p>
      <text:p text:style-name="P1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Class Name</text:p>
          </table:table-cell>
        </table:table-row>
        <table:table-row>
          <table:table-cell table:style-name="Table6.A2" office:value-type="string">
            <text:p text:style-name="P22">Library\Exception</text:p>
          </table:table-cell>
        </table:table-row>
      </table:table>
      <text:p text:style-name="P18"/>
      <text:p text:style-name="P18"/>
      <text:h text:style-name="P23" text:outline-level="4">Class Methods</text:h>
      <text:p text:style-name="Method_20_Body"/>
      <text:p text:style-name="Method_20_Body">The <text:span text:style-name="Class_20_Variables">CliParameters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 text:style-name="Internet_20_link" text:visited-style-name="Visited_20_Internet_20_Link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CliParameters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CliParameters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9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9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9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9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5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CliParameters\Exception</text:span> class functionality is provided by the parent class. <text:s/>Refer to the <text:span text:style-name="T1">PHP</text:span> user guide for further information.</text:p>
      <text:p text:style-name="Method_20_Body"/>
      <text:p text:style-name="P5">Algorithm</text:p>
      <text:list xml:id="list8052321855722749538" text:style-name="L2">
        <text:list-item>
          <text:p text:style-name="P17">Accept <text:span text:style-name="Class_20_Variables">message</text:span> as a string containing the exception message;</text:p>
        </text:list-item>
        <text:list-item>
          <text:p text:style-name="P17">accept <text:span text:style-name="Class_20_Variables">code</text:span> as an optional integer containing the exception code;</text:p>
        </text:list-item>
        <text:list-item>
          <text:p text:style-name="P17">accept <text:span text:style-name="Class_20_Variables">previous</text:span> as an optional <text:span text:style-name="Class_20_Variables">Exception</text:span> variable containg the previous exception, or null if none;</text:p>
        </text:list-item>
        <text:list-item>
          <text:p text:style-name="P17">pass <text:span text:style-name="Class_20_Variables">message</text:span>, <text:span text:style-name="Class_20_Variables">code</text:span> and <text:span text:style-name="Class_20_Variables">previous</text:span> to the <text:span text:style-name="Class_20_Variables">__construct</text:span> method of the parent class;</text:p>
        </text:list-item>
        <text:list-item>
          <text:p text:style-name="P17">exit.</text:p>
          <text:p text:style-name="P17"/>
        </text:list-item>
      </text:list>
      <text:p text:style-name="P5">Implementation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<text:span text:style-name="Class_20_Variables"><text:span text:style-name="T5">Narrative</text:span></text:span></text:p>
      <text:p text:style-name="Method_20_Body"/>
      <text:p text:style-name="Method_20_Body">The <text:span text:style-name="Class_20_Variables">CliParameters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3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3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6" text:outline-level="3">Source Listing</text:h>
      <text:p text:style-name="Method_20_Body"/>
      <text:p text:style-name="P10">&lt;?php</text:p>
      <text:p text:style-name="P10">namespace Library\CliParameters;</text:p>
      <text:p text:style-name="P10"/>
      <text:p text:style-name="P10">/*</text:p>
      <text:p text:style-name="P10"><text:s/>* <text:tab/><text:tab/>CliParameters\Exception is copyright © 2012, 2013. EarthWalk Software.</text:p>
      <text:p text:style-name="P10"><text:s/>* <text:tab/><text:tab/>Licensed under the Academic Free License version 3.0</text:p>
      <text:p text:style-name="P10"><text:s/>* <text:tab/><text:tab/>Refer to the file named License.txt provided with the source, </text:p>
      <text:p text:style-name="P10"><text:s/>*<text:tab/><text:tab/><text:tab/>or from http://opensource.org/licenses/academic.php</text:p>
      <text:p text:style-name="P10"><text:s/>*/</text:p>
      <text:p text:style-name="P10">/**</text:p>
      <text:p text:style-name="P10"><text:s/>* Exception.</text:p>
      <text:p text:style-name="P10"><text:s/>*</text:p>
      <text:p text:style-name="P10"><text:s/>* The <text:span text:style-name="T1">CliParameters\Exception</text:span> class extends the <text:span text:style-name="T1">Exception</text:span> base-class.</text:p>
      <text:p text:style-name="P10"><text:s/>* @author Jay Wheeler.</text:p>
      <text:p text:style-name="P10"><text:s/>* @version 1.0</text:p>
      <text:p text:style-name="P10"><text:s/>* @copyright © 2012, 2013. EarthWalk Software.</text:p>
      <text:p text:style-name="P10"><text:s/>* @license Licensed under the Academic Free License version 3.0</text:p>
      <text:p text:style-name="P10"><text:s/>* @package Library</text:p>
      <text:p text:style-name="P10"><text:s/>* @subpackage CliParameters</text:p>
      <text:p text:style-name="P10"><text:s/>*/</text:p>
      <text:p text:style-name="P10"/>
      <text:p text:style-name="P10">class Exception extends \Library\Exception</text:p>
      <text:p text:style-name="P10">{</text:p>
      <text:p text:style-name="P10"><text:tab/>/**</text:p>
      <text:p text:style-name="P10"><text:tab/> * __construct</text:p>
      <text:p text:style-name="P10"><text:tab/> *</text:p>
      <text:p text:style-name="P10"><text:tab/> * Create an exception object instance</text:p>
      <text:p text:style-name="P10"><text:tab/> * @param string $message <text:s text:c="6"/>= message to send</text:p>
      <text:p text:style-name="P10"><text:tab/> * @param integer $code <text:s text:c="10"/>= exception code</text:p>
      <text:p text:style-name="P10"><text:tab/> * @param Exception $previous = (optional) previous exception</text:p>
      <text:p text:style-name="P10"><text:tab/> * @return Exception object instance</text:p>
      <text:p text:style-name="P10"><text:tab/> */</text:p>
      <text:p text:style-name="P10"><text:tab/>public function __construct($message, $code=0, Exception $previous=null)</text:p>
      <text:p text:style-name="P10"><text:tab/>{</text:p>
      <text:p text:style-name="P10"><text:tab/><text:tab/>parent::__construct($message, (int)$code, $previous);</text:p>
      <text:p text:style-name="P10"><text:tab/>}</text:p>
      <text:p text:style-name="P10"/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CliParameters\Exception<text:tab/><text:tab/><text:page-number text:select-page="current">4</text:page-number><text:tab/><text:tab/><text:tab/><text:date style:data-style-name="N76" text:date-value="2015-05-01T14:42:10.595424072">May 1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1:48:32</meta:creation-date>
    <dc:title>Class Documentation</dc:title>
    <meta:editing-duration>PT1H49M59S</meta:editing-duration>
    <meta:editing-cycles>27</meta:editing-cycles>
    <meta:generator>LibreOffice/4.3.7.2$Linux_X86_64 LibreOffice_project/430$Build-2</meta:generator>
    <meta:initial-creator>Jay Wheeler</meta:initial-creator>
    <dc:date>2015-05-01T14:42:10.515724494</dc:date>
    <meta:document-statistic meta:table-count="6" meta:image-count="0" meta:object-count="0" meta:page-count="4" meta:paragraph-count="117" meta:word-count="503" meta:character-count="3763" meta:non-whitespace-character-count="3298"/>
    <meta:template xlink:type="simple" xlink:actuate="onRequest" xlink:title="Class Documentation" xlink:href="../Class%20Documentation.ott" meta:date="2012-06-02T16:17:56"/>
  </office:meta>
</office:document-meta>
</file>